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e68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e68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e68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e68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e68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e68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e68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e68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e68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e68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e68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e68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e68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e68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e68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e68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e68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Nathalia del Valle Loyo Gom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6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882537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erfan José Loyo Sua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9161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3.0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64" meta:non-whitespace-character-count="995"/>
    <meta:template xlink:type="simple" xlink:actuate="onRequest" xlink:title="Normal" xlink:href=""/>
  </office:meta>
</office:document-meta>
</file>